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UMMARY RECEIVING LIST REPOR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Receive Date</text:p>
          </table:table-cell>
          <table:table-cell table:style-name="ce6"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for%20each=%22data%20in%20get_data()%22" xlink:type="simple">Start Loop</text:a>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warehouse']" xlink:type="simple">Warehouse</text:a></text:p>
          </table:table-cell>
          <table:table-cell table:style-name="ce4" office:value-type="string" calcext:value-type="string">
            <text:p><text:a xlink:href="python://data['vendor']" xlink:type="simple">Vendor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/for" xlink:type="simple">End Loop</text:a></text:p>
          </table:table-cell>
          <table:covered-table-cell table:number-columns-repeated="6" table:style-name="ce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5:22:24.614598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7-25T15:22:43.340950643</dc:date>
    <meta:editing-duration>PT13M40S</meta:editing-duration>
    <meta:editing-cycles>11</meta:editing-cycles>
    <meta:generator>LibreOffice/5.1.6.2$Linux_X86_64 LibreOffice_project/10m0$Build-2</meta:generator>
    <meta:document-statistic meta:table-count="1" meta:cell-count="21" meta:object-count="0"/>
  </office:meta>
</office:document-meta>
</file>